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Replacements/Object 1" manifest:media-type=""/>
  <manifest:file-entry manifest:full-path="Object 1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 PL UKai CN" svg:font-family="'AR PL UKai CN'" style:font-family-generic="system" style:font-pitch="variable"/>
    <style:font-face style:name="Arial Unicode MS" svg:font-family="'Arial Unicode MS'" style:font-family-generic="system" style:font-pitch="variable"/>
    <style:font-face style:name="Benguiat Gothic Book" svg:font-family="'Benguiat Gothic Book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TC Benguiat Gothic" svg:font-family="'ITC Benguiat Gothic'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TREX-subtitle">
      <style:graphic-properties draw:fill-color="#ffffff" draw:auto-grow-height="true" fo:min-height="9.916cm" loext:decorative="false"/>
      <style:paragraph-properties style:writing-mode="lr-tb"/>
    </style:style>
    <style:style style:name="pr2" style:family="presentation" style:parent-style-name="TREX-title">
      <style:graphic-properties fo:min-height="2.63cm" loext:decorative="false"/>
      <style:paragraph-properties style:writing-mode="lr-tb"/>
    </style:style>
    <style:style style:name="pr3" style:family="presentation" style:parent-style-name="TREX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TREX-title">
      <style:graphic-properties draw:auto-grow-height="true" fo:min-height="2.63cm" loext:decorative="false"/>
      <style:paragraph-properties style:writing-mode="lr-tb"/>
    </style:style>
    <style:style style:name="pr5" style:family="presentation" style:parent-style-name="TREX-outline1">
      <style:graphic-properties fo:min-height="11.93cm" loext:decorative="false"/>
      <style:paragraph-properties style:writing-mode="lr-tb"/>
    </style:style>
    <style:style style:name="pr6" style:family="presentation" style:parent-style-name="TREX-outline1">
      <style:graphic-properties fo:min-height="9.666cm" loext:decorative="false"/>
      <style:paragraph-properties style:writing-mode="lr-tb"/>
    </style:style>
    <style:style style:name="pr7" style:family="presentation" style:parent-style-name="TREX-notes">
      <style:graphic-properties draw:fill-color="#ffffff" draw:auto-grow-height="false" fo:min-height="13.364cm" loext:decorative="false"/>
      <style:paragraph-properties style:writing-mode="lr-tb"/>
    </style:style>
    <style:style style:name="P1" style:family="paragraph">
      <loext:graphic-properties draw:fill-color="#ffffff"/>
      <style:text-properties style:font-name="Benguiat Gothic Book" fo:font-size="36pt" fo:language="en" fo:country="IE" style:font-size-asian="48pt" style:font-size-complex="48pt"/>
    </style:style>
    <style:style style:name="P2" style:family="paragraph">
      <style:text-properties style:font-name="ITC Benguiat Gothic" fo:font-size="54pt" fo:language="en" fo:country="IE" fo:font-weight="bold" style:font-size-asian="54pt" style:font-weight-asian="bold" style:font-size-complex="54pt" style:font-weight-complex="bold"/>
    </style:style>
    <style:style style:name="P3" style:family="paragraph">
      <loext:graphic-properties draw:fill-color="#ffffff"/>
      <style:text-properties fo:language="en" fo:country="IE"/>
    </style:style>
    <style:style style:name="P4" style:family="paragraph">
      <style:text-properties fo:language="en" fo:country="IE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.372cm" fo:text-indent="0cm"/>
    </style:style>
    <style:style style:name="P7" style:family="paragraph">
      <loext:graphic-properties draw:fill-color="#ffffff"/>
      <style:text-properties fo:font-size="28.1000003814697pt"/>
    </style:style>
    <style:style style:name="T1" style:family="text">
      <style:text-properties fo:font-size="48pt" fo:language="en" fo:country="IE" style:font-size-asian="48pt" style:font-size-complex="48pt"/>
    </style:style>
    <style:style style:name="T2" style:family="text">
      <style:text-properties style:font-name="Benguiat Gothic Book" fo:font-size="48pt" fo:language="en" fo:country="IE" style:font-size-asian="48pt" style:font-size-complex="48pt"/>
    </style:style>
    <style:style style:name="T3" style:family="text">
      <style:text-properties style:font-name="ITC Benguiat Gothic" fo:font-size="54pt" fo:language="en" fo:country="IE" fo:font-weight="bold" style:font-size-asian="54pt" style:font-weight-asian="bold" style:font-size-complex="54pt" style:font-weight-complex="bold"/>
    </style:style>
    <style:style style:name="T4" style:family="text">
      <style:text-properties fo:language="en" fo:country="IE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REX" presentation:presentation-page-layout-name="AL1T0">
        <draw:frame presentation:style-name="pr1" draw:text-style-name="P1" draw:layer="layout" svg:width="25.199cm" svg:height="9.916cm" svg:x="1.4cm" svg:y="3.684cm" presentation:class="subtitle">
          <draw:text-box>
            <text:p><text:span text:style-name="T1"/></text:p>
            <text:p><text:span text:style-name="T2">Aleksi Suhonen</text:span></text:p>
            <text:p><text:span text:style-name="T2">March 2025</text:span></text:p>
          </draw:text-box>
        </draw:frame>
        <draw:frame presentation:style-name="pr2" draw:text-style-name="P2" draw:layer="layout" svg:width="25.199cm" svg:height="2.63cm" svg:x="1.4cm" svg:y="0.626cm" presentation:class="title" presentation:user-transformed="true">
          <draw:text-box>
            <text:p><text:span text:style-name="T3">IPv6-only IXPs are Coming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REX" presentation:presentation-page-layout-name="AL2T1">
        <draw:frame presentation:style-name="pr4" draw:text-style-name="P4" draw:layer="layout" svg:width="25.199cm" svg:height="2.63cm" svg:x="1.4cm" svg:y="0.626cm" presentation:class="title">
          <draw:text-box>
            <text:p><text:span text:style-name="T4">What’s This All About?</text:span></text:p>
          </draw:text-box>
        </draw:frame>
        <draw:frame presentation:style-name="pr5" draw:text-style-name="P4" draw:layer="layout" svg:width="25.199cm" svg:height="9.665cm" svg:x="1.4cm" svg:y="3.684cm" presentation:class="outline" presentation:user-transformed="true">
          <draw:text-box>
            <text:list text:style-name="L2">
              <text:list-item>
                <text:p>RFC5549 specifies announcing IPv4 routes with IPv6 next-hop addresses using BGP</text:p>
              </text:list-item>
              <text:list-item>
                <text:p>RFC8950 updates and replaces RFC5549</text:p>
              </text:list-item>
              <text:list-item>
                <text:p>Allows networks to eliminate spending IPv4 address space on link networks</text:p>
              </text:list-item>
              <text:list-item>
                <text:p>ARP replaced by IPv6 ND</text:p>
              </text:list-item>
              <text:list-item>
                <text:p>Routers still need <text:span text:style-name="T5">one</text:span> IPv4 address on a loopback interface for ICMP errors (think: traceroute) and various other us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REX" presentation:presentation-page-layout-name="AL2T1">
        <draw:frame presentation:style-name="pr2" draw:layer="layout" svg:width="25.199cm" svg:height="2.63cm" svg:x="1.4cm" svg:y="0.626cm" presentation:class="title">
          <draw:text-box>
            <text:p>But IXPs? Why?</text:p>
          </draw:text-box>
        </draw:frame>
        <draw:frame presentation:style-name="pr6" draw:layer="layout" svg:width="25.199cm" svg:height="9.916cm" svg:x="1.4cm" svg:y="3.684cm" presentation:class="outline">
          <draw:text-box>
            <text:list text:style-name="L2">
              <text:list-item>
                <text:p>IXPs already have IPv4 addresses</text:p>
              </text:list-item>
              <text:list-item>
                <text:p>RIPE even has a special address assignment policy for IXPs</text:p>
              </text:list-item>
              <text:list-item>
                <text:p>Why bother rocking the boat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REX" presentation:presentation-page-layout-name="AL2T1">
        <draw:frame presentation:style-name="pr2" draw:layer="layout" svg:width="25.199cm" svg:height="2.63cm" svg:x="1.4cm" svg:y="0.626cm" presentation:class="title">
          <draw:text-box>
            <text:p>Renumbering an IXP Is Painful</text:p>
          </draw:text-box>
        </draw:frame>
        <draw:frame presentation:style-name="pr6" draw:layer="layout" svg:width="25.199cm" svg:height="9.916cm" svg:x="1.4cm" svg:y="3.684cm" presentation:class="outline">
          <draw:text-box>
            <text:list text:style-name="L2">
              <text:list-item>
                <text:p>LINX renumbered from a /22 to a /21 on 2022-05-11</text:p>
              </text:list-item>
              <text:list-item>
                <text:p>Who here remembers that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REX" presentation:presentation-page-layout-name="AL2T1">
        <draw:frame presentation:style-name="pr2" draw:layer="layout" svg:width="25.199cm" svg:height="2.63cm" svg:x="1.4cm" svg:y="0.626cm" presentation:class="title">
          <draw:text-box>
            <text:p>Renumbering an IXP Is Painful</text:p>
          </draw:text-box>
        </draw:frame>
        <draw:frame presentation:style-name="pr6" draw:layer="layout" svg:width="25.199cm" svg:height="9.916cm" svg:x="1.4cm" svg:y="3.684cm" presentation:class="outline">
          <draw:text-box>
            <text:list text:style-name="L2">
              <text:list-item>
                <text:p>LINX renumbered from a /22 to a /21 on 2022-05-11</text:p>
              </text:list-item>
              <text:list-item>
                <text:p>Who here remembers that?</text:p>
              </text:list-item>
              <text:list-item>
                <text:p>LINX renumbered from a /23 to a /22 on 2012-06-11</text:p>
              </text:list-item>
              <text:list-item>
                <text:p>Who here remembers that too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REX" presentation:presentation-page-layout-name="AL2T1">
        <draw:frame presentation:style-name="pr2" draw:layer="layout" svg:width="25.199cm" svg:height="2.63cm" svg:x="1.4cm" svg:y="0.626cm" presentation:class="title">
          <draw:text-box>
            <text:p>Renumbering an IXP Is Painful</text:p>
          </draw:text-box>
        </draw:frame>
        <draw:frame presentation:style-name="pr6" draw:layer="layout" svg:width="25.199cm" svg:height="9.916cm" svg:x="1.4cm" svg:y="3.684cm" presentation:class="outline">
          <draw:text-box>
            <text:list text:style-name="L2">
              <text:list-item>
                <text:p>LINX renumbered from a /22 to a /21 on 2022-05-11</text:p>
              </text:list-item>
              <text:list-item>
                <text:p>Who here remembers that?</text:p>
              </text:list-item>
              <text:list-item>
                <text:p>LINX renumbered from a /23 to a /22 on 2012-06-11</text:p>
              </text:list-item>
              <text:list-item>
                <text:p>Who here remembers that too?</text:p>
              </text:list-item>
              <text:list-item>
                <text:p>LINX renumbered from a /24 to a /23 in 1997</text:p>
              </text:list-item>
              <text:list-item>
                <text:p>Thanks to Moyaze Shivji for the above dat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REX" presentation:presentation-page-layout-name="AL2T1">
        <draw:frame presentation:style-name="pr2" draw:layer="layout" svg:width="25.199cm" svg:height="2.63cm" svg:x="1.4cm" svg:y="0.626cm" presentation:class="title">
          <draw:text-box>
            <text:p>Renumbering an IXP Is Painful</text:p>
          </draw:text-box>
        </draw:frame>
        <draw:frame presentation:style-name="pr6" draw:layer="layout" svg:width="25.199cm" svg:height="9.916cm" svg:x="1.4cm" svg:y="3.684cm" presentation:class="outline">
          <draw:text-box>
            <text:list text:style-name="L2">
              <text:list-item>
                <text:p>France-IX renumbering took almost two years 2019-2021</text:p>
                <text:list>
                  <text:list-item>
                    <text:p>Thanks to Radu-Adrian Feurdean</text:p>
                  </text:list-item>
                </text:list>
              </text:list-item>
              <text:list-item>
                <text:p>Netnod has never renumber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REX" presentation:presentation-page-layout-name="AL2T1">
        <draw:frame presentation:style-name="pr2" draw:layer="layout" svg:width="25.199cm" svg:height="2.63cm" svg:x="1.4cm" svg:y="0.626cm" presentation:class="title">
          <draw:text-box>
            <text:p>Alternative: One Final “Renumbering” Event</text:p>
          </draw:text-box>
        </draw:frame>
        <draw:frame presentation:style-name="pr6" draw:layer="layout" svg:width="25.199cm" svg:height="9.916cm" svg:x="1.4cm" svg:y="3.684cm" presentation:class="outline">
          <draw:text-box>
            <text:list text:style-name="L2">
              <text:list-item>
                <text:p>When the peering subnet becomes full, think about whether you really want to go through the pain of renumbering again and again...</text:p>
              </text:list-item>
              <text:list-item>
                <text:p>... or switch to IPv6 next-hops, which aren’t about to run out</text:p>
              </text:list-item>
              <text:list-item>
                <text:p>All members typically already have IPv6 addresses</text:p>
              </text:list-item>
              <text:list-item>
                <text:p>NIX (cz) is testing RFC8950 in their FENIX subnet</text:p>
                <text:list>
                  <text:list-item>
                    <text:p>6 members, 12 sessions mid February, 128 IPv4 prefixes affected</text:p>
                  </text:list-item>
                </text:list>
              </text:list-item>
              <text:list-item>
                <text:p>TREX Tampere is also testing i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REX" presentation:presentation-page-layout-name="AL2T1">
        <draw:frame presentation:style-name="pr2" draw:layer="layout" svg:width="25.199cm" svg:height="2.63cm" svg:x="1.4cm" svg:y="0.626cm" presentation:class="title">
          <draw:text-box>
            <text:p>What About New IXPs?</text:p>
          </draw:text-box>
        </draw:frame>
        <draw:frame presentation:style-name="pr6" draw:layer="layout" svg:width="25.199cm" svg:height="9.916cm" svg:x="1.4cm" svg:y="3.684cm" presentation:class="outline">
          <draw:text-box>
            <text:list text:style-name="L2">
              <text:list-item>
                <text:p>Updated IXP Address Space Assignment policy for IXPs: /26</text:p>
                <text:list>
                  <text:list-item>
                    <text:p>Multiple renumbering events needed even before you reach /24</text:p>
                  </text:list-item>
                </text:list>
              </text:list-item>
              <text:list-item>
                <text:p text:style-name="P6">Or take a chance to never have to renumber at all?</text:p>
              </text:list-item>
              <text:list-item>
                <text:p>TREX turku (in Åbo) is testing this approac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REX" presentation:presentation-page-layout-name="AL2T1">
        <draw:frame presentation:style-name="pr2" draw:layer="layout" svg:width="25.199cm" svg:height="2.63cm" svg:x="1.4cm" svg:y="0.626cm" presentation:class="title">
          <draw:text-box>
            <text:p>RFC8950-ixp Working Group</text:p>
          </draw:text-box>
        </draw:frame>
        <draw:frame presentation:style-name="pr6" draw:layer="layout" svg:width="25.199cm" svg:height="9.916cm" svg:x="1.4cm" svg:y="3.684cm" presentation:class="outline" presentation:user-transformed="true">
          <draw:text-box>
            <text:list text:style-name="L2">
              <text:list-item>
                <text:p text:style-name="P6">Euro-IX started a working group to map out the challenges and work on best practices for adopting RFC8950 at IXPs</text:p>
                <text:list>
                  <text:list-item>
                    <text:p>Chairmen: André Grüneberg (BCIX) and Aleksi Suhonen (me)</text:p>
                  </text:list-item>
                  <text:list-item>
                    <text:p>Members from DE-CIX, LINX, NIX.CZ, nic.cz, NetDEF, ...</text:p>
                  </text:list-item>
                  <text:list-item>
                    <text:p>DE-CIX is looking for BSc/MSc thesis writers</text:p>
                  </text:list-item>
                </text:list>
              </text:list-item>
              <text:list-item>
                <text:p><text:a xlink:href="https://github.com/euro-ix/rfc8950-ixp" xlink:type="simple">https://github.com/euro-ix/rfc8950-ixp</text:a></text:p>
                <text:list>
                  <text:list-item>
                    <text:p>Pull requests accepted...</text:p>
                  </text:list-item>
                </text:list>
              </text:list-item>
              <text:list-item>
                <text:p>There’s also a <text:a xlink:href="https://lists.euro-ix.net/postorius/lists/rfc8950.lists.euro-ix.net/" xlink:type="simple">mailing list</text:a><text:s/>and a mattermost channe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REX" presentation:presentation-page-layout-name="AL2T1">
        <draw:frame presentation:style-name="pr2" draw:layer="layout" svg:width="25.199cm" svg:height="2.63cm" svg:x="1.4cm" svg:y="0.626cm" presentation:class="title">
          <draw:text-box>
            <text:p>RFC8950 Challenges</text:p>
          </draw:text-box>
        </draw:frame>
        <draw:frame presentation:style-name="pr6" draw:layer="layout" svg:width="25.199cm" svg:height="9.916cm" svg:x="1.4cm" svg:y="3.684cm" presentation:class="outline">
          <draw:text-box>
            <text:list text:style-name="L2">
              <text:list-item>
                <text:p>The original RFC5549 is from 2018</text:p>
              </text:list-item>
              <text:list-item>
                <text:p>Initial implementations aimed mostly at VPN AFI/SAFIs</text:p>
              </text:list-item>
              <text:list-item>
                <text:p>Interoperability hadn’t been tested much before this</text:p>
              </text:list-item>
              <text:list-item>
                <text:p>IBGP next-hop-self even more important now</text:p>
              </text:list-item>
              <text:list-item>
                <text:p>ICMP Unreachables unpredictable on some platforms</text:p>
              </text:list-item>
              <text:list-item>
                <text:p>Unintentional blackholing possible</text:p>
              </text:list-item>
              <text:list-item>
                <text:p>Looking-glass support near zer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REX" presentation:presentation-page-layout-name="AL2T1">
        <draw:frame presentation:style-name="pr4" draw:text-style-name="P4" draw:layer="layout" svg:width="25.199cm" svg:height="2.63cm" svg:x="1.4cm" svg:y="0.626cm" presentation:class="title">
          <draw:text-box>
            <text:p><text:span text:style-name="T4">Thank you!</text:span></text:p>
          </draw:text-box>
        </draw:frame>
        <draw:frame presentation:style-name="pr5" draw:text-style-name="P4" draw:layer="layout" svg:width="25.199cm" svg:height="3.75cm" svg:x="1.4cm" svg:y="6.599cm" presentation:class="outline" presentation:user-transformed="true">
          <draw:text-box>
            <text:list text:style-name="L2">
              <text:list-header>
                <text:p><text:span text:style-name="T4">Questions?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 PL UKai CN" svg:font-family="'AR PL UKai CN'" style:font-family-generic="system" style:font-pitch="variable"/>
    <style:font-face style:name="Arial Unicode MS" svg:font-family="'Arial Unicode MS'" style:font-family-generic="system" style:font-pitch="variable"/>
    <style:font-face style:name="Benguiat Gothic Book" svg:font-family="'Benguiat Gothic Book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TC Benguiat Gothic" svg:font-family="'ITC Benguiat Gothic'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I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2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7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REX-background" style:family="presentation">
      <style:graphic-properties draw:stroke="none" draw:fill="none"/>
      <style:text-properties style:letter-kerning="true"/>
    </style:style>
    <style:style style:name="TREX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REX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DejaVu Sans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REX-outline1" style:family="presentation">
      <style:graphic-properties draw:stroke="none" draw:fill="none" draw:auto-grow-height="false">
        <text:list-style style:name="TRE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fo:color="#000080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EX-outline2" style:family="presentation" style:parent-style-name="TREX-outline1">
      <style:paragraph-properties fo:margin-left="0cm" fo:margin-right="0cm" fo:margin-top="0cm" fo:margin-bottom="0.299cm" fo:text-indent="0cm"/>
      <style:text-properties fo:color="#000080" loext:opacity="100%" fo:font-size="21pt" style:font-size-asian="28pt" style:font-size-complex="28pt"/>
    </style:style>
    <style:style style:name="TREX-outline3" style:family="presentation" style:parent-style-name="TREX-outline2">
      <style:graphic-properties draw:stroke="none" draw:fill="none" draw:auto-grow-height="false" fo:min-height="11.93cm" style:writing-mode="lr-tb"/>
      <style:paragraph-properties fo:margin-left="0cm" fo:margin-right="0cm" fo:margin-top="0cm" fo:margin-bottom="0.222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color="#000080" loext:opacity="10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I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24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REX-outline4" style:family="presentation" style:parent-style-name="TREX-outline3">
      <style:paragraph-properties fo:margin-left="0cm" fo:margin-right="0cm" fo:margin-top="0cm" fo:margin-bottom="0.147cm" fo:text-indent="0cm"/>
      <style:text-properties fo:color="#000080" loext:opacity="100%" fo:font-size="15pt" style:font-size-asian="20pt" style:font-size-complex="20pt"/>
    </style:style>
    <style:style style:name="TREX-outline5" style:family="presentation" style:parent-style-name="TREX-outline4">
      <style:paragraph-properties fo:margin-left="0cm" fo:margin-right="0cm" fo:margin-top="0cm" fo:margin-bottom="0.072cm" fo:text-indent="0cm"/>
      <style:text-properties fo:color="#000080" loext:opacity="100%" fo:font-size="15pt" style:font-size-asian="20pt" style:font-size-complex="20pt"/>
    </style:style>
    <style:style style:name="TREX-outline6" style:family="presentation" style:parent-style-name="TREX-outline5">
      <style:paragraph-properties fo:margin-left="0cm" fo:margin-right="0cm" fo:margin-top="0cm" fo:margin-bottom="0.072cm" fo:text-indent="0cm"/>
      <style:text-properties fo:color="#000080" loext:opacity="100%" fo:font-size="15pt" style:font-size-asian="20pt" style:font-size-complex="20pt"/>
    </style:style>
    <style:style style:name="TREX-outline7" style:family="presentation" style:parent-style-name="TREX-outline6">
      <style:paragraph-properties fo:margin-left="0cm" fo:margin-right="0cm" fo:margin-top="0cm" fo:margin-bottom="0.072cm" fo:text-indent="0cm"/>
      <style:text-properties fo:color="#000080" loext:opacity="100%" fo:font-size="15pt" style:font-size-asian="20pt" style:font-size-complex="20pt"/>
    </style:style>
    <style:style style:name="TREX-outline8" style:family="presentation" style:parent-style-name="TREX-outline7">
      <style:paragraph-properties fo:margin-left="0cm" fo:margin-right="0cm" fo:margin-top="0cm" fo:margin-bottom="0.072cm" fo:text-indent="0cm"/>
      <style:text-properties fo:color="#000080" loext:opacity="100%" fo:font-size="15pt" style:font-size-asian="20pt" style:font-size-complex="20pt"/>
    </style:style>
    <style:style style:name="TREX-outline9" style:family="presentation" style:parent-style-name="TREX-outline8">
      <style:paragraph-properties fo:margin-left="0cm" fo:margin-right="0cm" fo:margin-top="0cm" fo:margin-bottom="0.072cm" fo:text-indent="0cm"/>
      <style:text-properties fo:color="#000080" loext:opacity="100%" fo:font-size="15pt" style:font-size-asian="20pt" style:font-size-complex="20pt"/>
    </style:style>
    <style:style style:name="TREX-subtitle" style:family="presentation">
      <style:graphic-properties draw:stroke="none" draw:fill="none" draw:textarea-vertical-align="middle">
        <text:list-style style:name="TREX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EX-title" style:family="presentation">
      <style:graphic-properties draw:stroke="none" draw:fill="none" draw:textarea-vertical-align="middle">
        <text:list-style style:name="TREX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0000" loext:opacity="100%" style:text-outline="false" style:text-line-through-style="none" style:text-line-through-type="none" style:font-name="ITC Benguiat Gothic" fo:font-family="'ITC Benguiat Gothic'" style:font-family-generic="swiss" style:font-pitch="variable" fo:font-size="33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DejaVu Sans" style:font-family-complex="'DejaVu Sans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svg:stroke-width="0.026cm" svg:stroke-color="#ffffff" draw:stroke-linejoin="miter" draw:fill="solid" draw:fill-color="#c6c6c6" draw:textarea-horizontal-align="left" draw:textarea-vertical-align="middle" draw:auto-grow-height="false" fo:min-height="0.057cm" fo:min-width="23.63cm" fo:padding-top="0.13cm" fo:padding-bottom="0.13cm" fo:padding-left="0.25cm" fo:padding-right="0.25cm" fo:wrap-option="no-wrap" draw:shadow-color="#000044" style:writing-mode="lr-tb" loext:decorative="false"/>
    </style:style>
    <style:style style:name="Mgr4" style:family="graphic" style:parent-style-name="standard">
      <style:graphic-properties draw:stroke="none" draw:fill="none" draw:visible-area-left="0cm" draw:visible-area-top="0cm" draw:visible-area-width="16.164cm" draw:visible-area-height="12.407cm" draw:ole-draw-aspect="1" loext:decorative="fals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REX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TREX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TREX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c6c6c6"/>
      <style:paragraph-properties style:writing-mode="lr-tb" style:font-independent-line-spacing="true"/>
    </style:style>
    <style:style style:name="MP8" style:family="paragraph">
      <loext:graphic-properties draw:fill="none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3cm" svg:x="1.4cm" svg:y="0.626cm" presentation:class="title" presentation:placeholder="true">
        <draw:text-box/>
      </draw:frame>
      <draw:frame presentation:style-name="Default-outline1" draw:layer="backgroundobjects" svg:width="25.199cm" svg:height="9.135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EX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7" draw:layer="backgroundobjects" svg:width="24.13cm" svg:height="0.317cm" svg:x="1.934cm" svg:y="2.664cm">
        <text:p/>
        <draw:enhanced-geometry svg:viewBox="0 0 21600 21600" draw:type="rectangle" draw:enhanced-path="M 0 0 L 21600 0 21600 21600 0 21600 0 0 Z N"/>
      </draw:custom-shape>
      <draw:frame draw:style-name="Mgr4" draw:text-style-name="MP8" draw:layer="backgroundobjects" svg:width="16.166cm" svg:height="9.307cm" svg:x="11.91cm" svg:y="6.453cm">
        <draw:object-ole draw:class-id="00000000-0000-0000-0000-000000000000" xlink:href="./Object 1" xlink:type="simple" xlink:show="embed" xlink:actuate="onLoad">
          <loext:p/>
        </draw:object-ole>
        <draw:image xlink:href="./ObjectReplacements/Object 1" xlink:type="simple" xlink:show="embed" xlink:actuate="onLoad"/>
      </draw:frame>
      <draw:frame presentation:style-name="TREX-title" draw:layer="backgroundobjects" svg:width="25.199cm" svg:height="2.63cm" svg:x="1.4cm" svg:y="0.626cm" presentation:class="title" presentation:placeholder="true">
        <draw:text-box/>
      </draw:frame>
      <draw:frame presentation:style-name="TREX-outline1" draw:layer="backgroundobjects" svg:width="25.199cm" svg:height="9.916cm" svg:x="1.4cm" svg:y="3.684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REX-title" draw:layer="backgroundobjects" svg:width="14.848cm" svg:height="11.136cm" svg:x="3.075cm" svg:y="2.257cm" presentation:class="page"/>
        <draw:frame presentation:style-name="TREX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2-05T05:09:37.367046117</meta:creation-date>
    <meta:editing-duration>PT57M21S</meta:editing-duration>
    <meta:editing-cycles>9</meta:editing-cycles>
    <meta:generator>LibreOffice/25.2.1.2$Linux_AARCH64 LibreOffice_project/520$Build-2</meta:generator>
    <dc:title>TREX Template</dc:title>
    <dc:date>2025-03-12T18:33:10.241892513</dc:date>
    <meta:document-statistic meta:object-count="82"/>
    <meta:template xlink:type="simple" xlink:actuate="onRequest" xlink:title="TREX Template" xlink:href="../../../Library/Application%20Support/LibreOffice/4/user/template/TREX%20Template.otp" meta:date="2025-02-05T05:09:35.016174130"/>
  </office:meta>
</office:document-meta>
</file>